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standard">
      <style:graphic-properties svg:stroke-width="0.051cm" svg:stroke-color="#999999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eri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style:font-name="Droid Serif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style:font-name="FreeMono1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Droid Serif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FreeMono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800000" style:font-name="FreeMono1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5000b" style:font-name="FreeMono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193cm" svg:y1="5.334cm" svg:x2="13.97cm" svg:y2="5.334cm">
          <text:p/>
        </draw:line>
        <draw:line draw:style-name="gr1" draw:text-style-name="P1" draw:layer="layout" svg:x1="4.191cm" svg:y1="5.334cm" svg:x2="10.668cm" svg:y2="5.334cm">
          <text:p/>
        </draw:line>
        <draw:custom-shape draw:style-name="gr2" draw:text-style-name="P2" xml:id="id1" draw:id="id1" draw:layer="layout" svg:width="4.115cm" svg:height="1.651cm" svg:x="0.162cm" svg:y="0.189cm">
          <text:p text:style-name="P1"><text:span text:style-name="T1">Component_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3.302cm" svg:height="1.651cm" svg:x="10.641cm" svg:y="4.502cm">
          <text:p text:style-name="P1"><text:span text:style-name="T1">Compon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5" draw:layer="layout" svg:width="6.107cm" svg:height="1.136cm" svg:x="4.296cm" svg:y="0.412cm">
          <draw:text-box>
            <text:p text:style-name="P4"><text:span text:style-name="T2">Component.setup(</text:span><text:span text:style-name="T3">'KK'</text:span><text:span text:style-name="T2">)</text:span></text:p>
            <text:p text:style-name="P4"><text:span text:style-name="T4"/></text:p>
          </draw:text-box>
        </draw:frame>
        <draw:custom-shape draw:style-name="gr2" draw:text-style-name="P2" xml:id="id3" draw:id="id3" draw:layer="layout" svg:width="4.115cm" svg:height="1.651cm" svg:x="0.162cm" svg:y="9.189cm">
          <text:p text:style-name="P1"><text:span text:style-name="T1">Component_C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1" draw:layer="layout" svg:x1="4.277cm" svg:y1="1.015cm" svg:x2="11.368cm" svg:y2="4.502cm" draw:start-shape="id1" draw:start-glue-point="7" draw:end-shape="id2" draw:end-glue-point="0" svg:d="M4277 1015h7091v3487" svg:viewBox="0 0 7092 3488">
          <text:p/>
        </draw:connector>
        <draw:connector draw:style-name="gr1" draw:text-style-name="P1" draw:layer="layout" svg:x1="4.277cm" svg:y1="10.015cm" svg:x2="11.368cm" svg:y2="6.166cm" draw:start-shape="id3" draw:start-glue-point="7" draw:end-shape="id4" draw:end-glue-point="2" svg:d="M4277 10015h7091v-3849" svg:viewBox="0 0 7092 3850">
          <text:p/>
        </draw:connector>
        <draw:frame draw:style-name="gr4" draw:text-style-name="P5" draw:layer="layout" svg:width="6.614cm" svg:height="1.136cm" svg:x="4.297cm" svg:y="9.412cm">
          <draw:text-box>
            <text:p text:style-name="P4"><text:span text:style-name="T2">Component.is_starting()</text:span></text:p>
            <text:p text:style-name="P4"><text:span text:style-name="T4"/></text:p>
          </draw:text-box>
        </draw:frame>
        <draw:custom-shape draw:style-name="gr5" draw:text-style-name="P1" draw:layer="layout" svg:width="0.508cm" svg:height="0.508cm" svg:x="11.114cm" svg:y="4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0.508cm" svg:height="0.521cm" svg:x="11.114cm" svg:y="5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0.508cm" svg:height="0.508cm" svg:x="11.114cm" svg:y="4.5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115cm" svg:height="1.651cm" svg:x="20.162cm" svg:y="0.189cm">
          <text:p text:style-name="P1"><text:span text:style-name="T1">Component_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7" draw:id="id7" draw:layer="layout" svg:width="4.115cm" svg:height="1.651cm" svg:x="20.162cm" svg:y="9.189cm">
          <text:p text:style-name="P1"><text:span text:style-name="T1">Component_F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0.508cm" svg:height="0.508cm" svg:x="13.114cm" svg:y="4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508cm" svg:height="0.508cm" svg:x="13.114cm" svg:y="4.502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0.162cm" svg:y1="1.015cm" svg:x2="13.368cm" svg:y2="4.502cm" draw:start-shape="id5" draw:start-glue-point="5" draw:end-shape="id6" draw:end-glue-point="0" svg:d="M20162 1015h-6794v3487" svg:viewBox="0 0 6795 3488">
          <text:p/>
        </draw:connector>
        <draw:custom-shape draw:style-name="gr5" draw:text-style-name="P1" draw:layer="layout" svg:width="0.508cm" svg:height="0.508cm" svg:x="13.114cm" svg:y="5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508cm" svg:height="0.508cm" svg:x="13.114cm" svg:y="5.621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0.162cm" svg:y1="10.015cm" svg:x2="13.368cm" svg:y2="6.129cm" draw:start-shape="id7" draw:start-glue-point="5" draw:end-shape="id8" draw:end-glue-point="2" svg:d="M20162 10015h-6794v-3886" svg:viewBox="0 0 6795 3887">
          <text:p/>
        </draw:connector>
        <draw:frame draw:style-name="gr4" draw:text-style-name="P5" draw:layer="layout" svg:width="6.614cm" svg:height="1.136cm" svg:x="14.797cm" svg:y="0.412cm">
          <draw:text-box>
            <text:p text:style-name="P4"><text:span text:style-name="T2">Component.is_starting()</text:span></text:p>
            <text:p text:style-name="P4"><text:span text:style-name="T4"/></text:p>
          </draw:text-box>
        </draw:frame>
        <draw:frame draw:style-name="gr4" draw:text-style-name="P5" draw:layer="layout" svg:width="5.469cm" svg:height="1.136cm" svg:x="15.397cm" svg:y="9.412cm">
          <draw:text-box>
            <text:p text:style-name="P4"><text:span text:style-name="T2">Component.is_ready()</text:span></text:p>
            <text:p text:style-name="P4"><text:span text:style-name="T4"/></text:p>
          </draw:text-box>
        </draw:frame>
        <draw:custom-shape draw:style-name="gr2" draw:text-style-name="P2" draw:layer="layout" svg:width="4.115cm" svg:height="1.651cm" svg:x="0.162cm" svg:y="4.489cm">
          <text:p text:style-name="P1"><text:span text:style-name="T1">Component_B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4.115cm" svg:height="1.651cm" svg:x="20.162cm" svg:y="4.489cm">
          <text:p text:style-name="P1"><text:span text:style-name="T1">Component_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5" draw:layer="layout" svg:width="6.107cm" svg:height="1.136cm" svg:x="4.297cm" svg:y="4.712cm">
          <draw:text-box>
            <text:p text:style-name="P4"><text:span text:style-name="T2">Component.get_position()</text:span></text:p>
            <text:p text:style-name="P4"><text:span text:style-name="T4"/></text:p>
          </draw:text-box>
        </draw:frame>
        <draw:frame draw:style-name="gr4" draw:text-style-name="P5" draw:layer="layout" svg:width="6.107cm" svg:height="1.136cm" svg:x="14.498cm" svg:y="4.712cm">
          <draw:text-box>
            <text:p text:style-name="P4"><text:span text:style-name="T2">Component.set_position(3)</text:span></text:p>
            <text:p text:style-name="P4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384cm" fo:page-height="11.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7-06T15:16:24.389562154</meta:creation-date>
    <dc:date>2015-07-07T14:19:29.676159044</dc:date>
    <dc:creator>Marco Buttu</dc:creator>
    <meta:editing-duration>PT53M48S</meta:editing-duration>
    <meta:editing-cycles>25</meta:editing-cycles>
    <meta:generator>LibreOffice/4.2.6.3$Linux_X86_64 LibreOffice_project/420m0$Build-3</meta:generator>
    <meta:document-statistic meta:object-count="26"/>
  </office:meta>
</office:document-meta>
</file>